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1574dd" officeooo:paragraph-rsid="001574dd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11pt" officeooo:rsid="001574dd" officeooo:paragraph-rsid="001574dd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rsid="001574dd" officeooo:paragraph-rsid="00174e1e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1574dd" officeooo:paragraph-rsid="00191ab0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174e1e" officeooo:paragraph-rsid="00174e1e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174e1e" officeooo:paragraph-rsid="00191ab0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191ab0" officeooo:paragraph-rsid="00191ab0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fo:font-weight="normal" officeooo:rsid="00191ab0" officeooo:paragraph-rsid="00191ab0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fo:font-weight="normal" officeooo:rsid="001aed97" officeooo:paragraph-rsid="001aed97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officeooo:rsid="001574dd" officeooo:paragraph-rsid="00174e1e" style:font-size-asian="11pt" style:font-weight-asian="normal" style:font-size-complex="11pt" style:font-weight-complex="normal"/>
    </style:style>
    <style:style style:name="P11" style:family="paragraph" style:parent-style-name="Header">
      <style:text-properties fo:color="#888888" fo:font-size="8pt" officeooo:rsid="00191ab0" officeooo:paragraph-rsid="00191ab0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91ab0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1ab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74e1e" style:font-weight-asian="normal" style:font-weight-complex="normal"/>
    </style:style>
    <style:style style:name="T8" style:family="text">
      <style:text-properties fo:font-weight="normal" officeooo:rsid="0018635f" style:font-weight-asian="normal" style:font-weight-complex="normal"/>
    </style:style>
    <style:style style:name="T9" style:family="text">
      <style:text-properties fo:font-weight="normal" officeooo:rsid="00191ab0" style:font-weight-asian="normal" style:font-weight-complex="normal"/>
    </style:style>
    <style:style style:name="T10" style:family="text">
      <style:text-properties fo:font-weight="normal" officeooo:rsid="00198b3a" style:font-weight-asian="normal" style:font-weight-complex="normal"/>
    </style:style>
    <style:style style:name="T11" style:family="text">
      <style:text-properties fo:font-weight="normal" officeooo:rsid="001a19db" style:font-weight-asian="normal" style:font-weight-complex="normal"/>
    </style:style>
    <style:style style:name="T12" style:family="text">
      <style:text-properties fo:font-weight="normal" officeooo:rsid="001aed97" style:font-weight-asian="normal" style:font-weight-complex="normal"/>
    </style:style>
    <style:style style:name="T13" style:family="text">
      <style:text-properties officeooo:rsid="00191ab0"/>
    </style:style>
    <style:style style:name="T14" style:family="text">
      <style:text-properties officeooo:rsid="001aed97"/>
    </style:style>
    <style:style style:name="T15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lygonSnake<text:line-break/><text:span text:style-name="T1">- Game design document 2.0 -</text:span></text:p>
      <text:p text:style-name="P1"><text:span text:style-name="T1"/></text:p>
      <text:p text:style-name="P1"><text:span text:style-name="T1"/></text:p>
      <text:p text:style-name="P2"><text:span text:style-name="T2">Introduction :<text:line-break/></text:span><text:line-break/>Dans cette version du game design document de PolygonSnake, nous allons revoir nos précédents objectifs afin de nous <text:span text:style-name="T14">permettre</text:span> de sortir le jeu au plus vite sous Android quitte à proposer des mise à jours qui apporteront leur « nouveautés » au gameplay pour le joueur… plus tard.</text:p>
      <text:p text:style-name="P2"/>
      <text:p text:style-name="P2"><text:span text:style-name="T2"/></text:p>
      <text:p text:style-name="P2"><text:span text:style-name="T2">Interface et menu :<text:line-break/></text:span><text:span text:style-name="T4"> </text:span><text:line-break/>Le nouveau menu du jeu sera très simple.<text:line-break/>Il y aura 3 options :</text:p>
      <text:p text:style-name="P2"><text:line-break/><text:tab/>- <text:span text:style-name="T13">Select Arena</text:span><text:line-break/><text:tab/>- Options</text:p>
      <text:p text:style-name="P2"><text:tab/><text:tab/>- Sound &amp; FX [ On / Off ]</text:p>
      <text:p text:style-name="P2"><text:tab/><text:tab/>- Music [ On / Off ]</text:p>
      <text:p text:style-name="P2"><text:tab/><text:tab/>- Language : [ French / English / Español ]</text:p>
      <text:p text:style-name="P2"><text:tab/>- Quit</text:p>
      <text:p text:style-name="P2"/>
      <text:p text:style-name="P3"><text:span text:style-name="T2"/></text:p>
      <text:p text:style-name="P8">Dans le menu [Select Arena], le joueur pourra soit sélectionner une arène déjà disponible ou acheter une arène qui ne l'est pas encore.<text:line-break/><text:line-break/>Si le joueur à un score sauvegardé suffisamment élevé, il pourra acheter une nouvelle arène.<text:line-break/>Sinon, il ne le pourra pas.<text:line-break/>(pas la possibilité d'acheter des niveaux avec de l'argent réel!)</text:p>
      <text:p text:style-name="P8"/>
      <text:p text:style-name="P8">Si le joueur sélectionne le menu [Quit] Il faudrait trouver un moyen pour fermer le programme et ne pas le laisser en arrière plan.<text:line-break/>Un programme en arrière plan consomme inutilement de la batterie.</text:p>
      <text:p text:style-name="P8"/>
      <text:p text:style-name="P9">Voici les éléments qui seront présents sur l'interface du jeu.<text:line-break/>Le score (en haut à gauche)<text:line-break/>Le nombre de vies (en bas à gauche)<text:line-break/>Le nombre de corps du serpent (en bas à droite)</text:p>
      <text:p text:style-name="P3"><text:span text:style-name="T2"/></text:p>
      <text:p text:style-name="P9">Pendant les écrans de chargements, un éléments du jeu tournera à 360° sous forme d'animation image par image ou sous forme de modèle 3D avec l'inscription «<text:span text:style-name="T15"> Loading</text:span> | <text:span text:style-name="T15">Chargement</text:span> | <text:span text:style-name="T15">Cargamento </text:span>» en bas à droite sur un fond uni coloré.</text:p>
      <text:p text:style-name="P10"/>
      <text:p text:style-name="P3"><text:span text:style-name="T2">Objectifs du joueur :<text:line-break/></text:span><text:span text:style-name="T4"> </text:span><text:span text:style-name="T2"><text:line-break/></text:span><text:span text:style-name="T6">Le but du jeu n'est plus d'enchainer le niveau avec différents objectifs.<text:line-break/>Nous revenons donc au concept de base du « Snake » en 3D, à savoir se balader dans différentes arènes et manger le plus de fruits possible.<text:line-break/><text:line-break/>Le but du joueur sera d’emmagasiner le plus de point possible afin « d'acheter » de nouvelles arènes.<text:line-break/></text:span><text:soft-page-break/><text:span text:style-name="T6">Chaque arène coûte environs 1 million de points.</text:span></text:p>
      <text:p text:style-name="P2"><text:span text:style-name="T6">( ce montant n'est pas définitif car il faut voir à quel vitesse un joueur peut accumuler un tel score )</text:span></text:p>
      <text:p text:style-name="P3"><text:span text:style-name="T4"/></text:p>
      <text:p text:style-name="P3"><text:span text:style-name="T2"/></text:p>
      <text:p text:style-name="P3"><text:span text:style-name="T2">Gameplay :<text:line-break/></text:span><text:span text:style-name="T4"> </text:span><text:span text:style-name="T2"><text:line-break/></text:span><text:span text:style-name="T7">Le gameplay sera lui aussi simplifié.<text:line-break/>Les bonus suivants disparaissent :<text:line-break/><text:tab/>- Les bonus de temps +5s, <text:s/>+10s et + 20s.</text:span></text:p>
      <text:p text:style-name="P3"><text:span text:style-name="T7"><text:tab/>- Les étoiles combos.<text:line-break/></text:span></text:p>
      <text:p text:style-name="P5"><text:span text:style-name="T6">Les bonus suivants apparaissent : </text:span></text:p>
      <text:p text:style-name="P5"><text:span text:style-name="T6"><text:tab/>- Ralentissement (réduit la vitesse de 1)</text:span></text:p>
      <text:p text:style-name="P5"><text:span text:style-name="T6"><text:tab/>- 1 vie</text:span></text:p>
      <text:p text:style-name="P5"><text:span text:style-name="T6"><text:line-break/>Le fait que le serpent ralentisse lorsqu'il s’apprête à entrer en collision avec un obstacle disparaît.<text:line-break/></text:span></text:p>
      <text:p text:style-name="P5"><text:span text:style-name="T6">Il y a 9 niveau de vitesse.<text:line-break/>Le niveau 1 étant le plus lent et 9 le plus rapide.<text:line-break/>Tous les 10 000 points le serpent gagne 1 point de vitesse.<text:line-break/><text:line-break/>Les bonus ciseaux (qui divise le nombre de corps du serpent par 2) ainsi que le bonus ralentissement deviennent rare.<text:line-break/><text:line-break/></text:span><text:span text:style-name="T8">Il y a en tout 4 catégorie de bonus : </text:span><text:span text:style-name="T6"><text:line-break/>Les petits fruits (100 points) sont très fréquent (</text:span><text:span text:style-name="T8">6</text:span><text:span text:style-name="T6">0 % de chance d'apparition)<text:line-break/>Les fruits moyens (250 points) sont moins fréquent (25 % de chance d'apparition)</text:span></text:p>
      <text:p text:style-name="P6"><text:span text:style-name="T6">Les gros fruits (500 points) sont encore moins fréquent (10 % de chance d'apparition)<text:line-break/>Les bonus spéciaux (ciseaux / ralentissement) sont rare (5 % de chance d'apparition)</text:span></text:p>
      <text:p text:style-name="P6"><text:span text:style-name="T6"/></text:p>
      <text:p text:style-name="P6"><text:span text:style-name="T9">La fin d'un niveau est marqué par le fait que le serpent n'ait plus de vie.<text:line-break/>À ce moment, on retiendra :</text:span></text:p>
      <text:p text:style-name="P6"><text:span text:style-name="T9">Le score du joueur au moment de sa mort + Le temps passé dans le niveau</text:span></text:p>
      <text:p text:style-name="P6"><text:span text:style-name="T9">(1 sec = 50pts (1 min = 3 000 points))</text:span></text:p>
      <text:p text:style-name="P6"><text:span text:style-name="T9"/></text:p>
      <text:p text:style-name="P6"><text:span text:style-name="T9">Le tout sera ajouté au score déjà accumulé par le joueur.<text:line-break/><text:line-break/>Ce qui sera en fait sa monnaie pour acheter d'autres arènes</text:span><text:span text:style-name="T6"><text:line-break/></text:span></text:p>
      <text:p text:style-name="P6"><text:span text:style-name="T6"/></text:p>
      <text:p text:style-name="P4"><text:span text:style-name="T3">Autorisation Android</text:span><text:span text:style-name="T2"> :<text:line-break/></text:span><text:span text:style-name="T4"> </text:span><text:span text:style-name="T2"><text:line-break/></text:span><text:span text:style-name="T9">Il faut à tout prix avoir le minimum d'autorisation nécessaire pour lancer le jeu.<text:line-break/>Il ne faut pas effrayer le joueur avec des demandes inutile comme accéder aux SMS / Appel / Galerie photos etc.</text:span></text:p>
      <text:p text:style-name="P4"><text:span text:style-name="T9"/></text:p>
      <text:p text:style-name="P4"><text:span text:style-name="T9"/></text:p>
      <text:p text:style-name="P4"><text:span text:style-name="T3">Modèle économique :<text:line-break/></text:span><text:span text:style-name="T5"> </text:span><text:span text:style-name="T3"><text:line-break/></text:span><text:span text:style-name="T7">Le </text:span><text:span text:style-name="T9">jeu sera vendu 0,50€ sur le Google Play Store.<text:line-break/>Il n'y aura aucune publicité « in-game » ni aucune possibilité d'achat « in-game »</text:span></text:p>
      <text:p text:style-name="P7"><text:span text:style-name="T6">Les bénéfices seront partagés entre tous les membres qui auront participé au développement du jeu.</text:span></text:p>
      <text:p text:style-name="P7"><text:span text:style-name="T6"/></text:p>
      <text:p text:style-name="P7"><text:span text:style-name="T6"/></text:p>
      <text:p text:style-name="P4"><text:soft-page-break/><text:span text:style-name="T3">Mise à jour du jeu</text:span><text:span text:style-name="T2"> :<text:line-break/></text:span><text:span text:style-name="T4"> </text:span><text:span text:style-name="T2"><text:line-break/></text:span><text:span text:style-name="T7">L</text:span><text:span text:style-name="T9">es mises à jour seront gratuites.<text:line-break/>Les joueurs connecté</text:span><text:span text:style-name="T12">s</text:span><text:span text:style-name="T9"> à internet pourront recevoir automatiquement les mises à jour du jeu.<text:line-break/>Dans ces mise à jour, il y aura les niveau supplémentaires à acheter avec le score </text:span><text:span text:style-name="T12">accumulé par le joueur.</text:span><text:span text:style-name="T9"><text:line-break/><text:line-break/>Il faudrait essayer de faire au moins 1 niveau tous les mois </text:span><text:span text:style-name="T10">ou tout les deux mois, en essayant de proposer de nouveaux univers (Techno / Halloween / Hivers / Caverne de cristaux …)<text:line-break/></text:span><text:span text:style-name="T11">Et pourquoi pas si c'est intéressants de nouveaux éléments de gamepla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88888" fo:font-size="8pt" officeooo:rsid="00191ab0" officeooo:paragraph-rsid="00191ab0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olygonSnake – Game Design Document 2.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Éric Djingarey</meta:initial-creator>
    <meta:creation-date>2015-11-27T00:16:34.257000000</meta:creation-date>
    <dc:date>2015-11-27T01:12:12.721000000</dc:date>
    <dc:creator>Éric Djingarey</dc:creator>
    <meta:editing-duration>PT8M32S</meta:editing-duration>
    <meta:editing-cycles>5</meta:editing-cycles>
    <meta:generator>LibreOffice/5.0.3.2$Windows_x86 LibreOffice_project/e5f16313668ac592c1bfb310f4390624e3dbfb75</meta:generator>
    <meta:document-statistic meta:table-count="0" meta:image-count="0" meta:object-count="0" meta:page-count="3" meta:paragraph-count="31" meta:word-count="781" meta:character-count="4288" meta:non-whitespace-character-count="3497"/>
  </office:meta>
</office:document-meta>
</file>